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ffcc" draw:textarea-horizontal-align="justify" draw:textarea-vertical-align="middle" draw:auto-grow-height="false" fo:min-height="7.344cm" fo:min-width="26.352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24.566cm" fo:min-width="56.724cm"/>
    </style:style>
    <style:style style:name="gr3" style:family="graphic" style:parent-style-name="standard">
      <style:graphic-properties draw:fill-color="#ff99cc" draw:textarea-horizontal-align="justify" draw:textarea-vertical-align="middle" draw:auto-grow-height="false" fo:min-height="4.196cm" fo:min-width="6.538cm" draw:shadow="visible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1.601cm" fo:min-width="5.613cm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cc99cc" draw:textarea-horizontal-align="justify" draw:textarea-vertical-align="middle" draw:auto-grow-height="false" fo:min-height="1.601cm" fo:min-width="5.613cm" draw:shadow="visible"/>
    </style:style>
    <style:style style:name="gr7" style:family="graphic" style:parent-style-name="standard">
      <style:graphic-properties draw:fill-color="#cc99cc" draw:textarea-horizontal-align="justify" draw:textarea-vertical-align="middle" draw:auto-grow-height="false" fo:min-height="1.787cm" fo:min-width="5.891cm" draw:shadow="visible"/>
    </style:style>
    <style:style style:name="gr8" style:family="graphic" style:parent-style-name="standard">
      <style:graphic-properties draw:fill-color="#cc99cc" draw:textarea-horizontal-align="justify" draw:textarea-vertical-align="middle" draw:auto-grow-height="false" fo:min-height="1.741cm" fo:min-width="7.186cm" draw:shadow="visible"/>
    </style:style>
    <style:style style:name="gr9" style:family="graphic" style:parent-style-name="standard">
      <style:graphic-properties draw:fill-color="#cc99cc" draw:textarea-horizontal-align="justify" draw:textarea-vertical-align="middle" draw:auto-grow-height="false" fo:min-height="1.787cm" fo:min-width="7.001cm" draw:shadow="visible"/>
    </style:style>
    <style:style style:name="gr10" style:family="graphic" style:parent-style-name="standard">
      <style:graphic-properties draw:fill-color="#cc99cc" draw:textarea-horizontal-align="justify" draw:textarea-vertical-align="middle" draw:auto-grow-height="false" fo:min-height="1.048cm" fo:min-width="5.613cm" draw:shadow="visible"/>
    </style:style>
    <style:style style:name="gr11" style:family="graphic" style:parent-style-name="standard">
      <style:graphic-properties draw:fill-color="#cc99cc" draw:textarea-horizontal-align="justify" draw:textarea-vertical-align="middle" draw:auto-grow-height="false" fo:min-height="1.418cm" fo:min-width="5.613cm" draw:shadow="visible"/>
    </style:style>
    <style:style style:name="gr12" style:family="graphic" style:parent-style-name="standard">
      <style:graphic-properties draw:fill-color="#cc99cc" draw:textarea-horizontal-align="justify" draw:textarea-vertical-align="middle" draw:auto-grow-height="false" fo:min-height="1.788cm" fo:min-width="5.986cm" draw:shadow="visib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cc99cc" draw:textarea-horizontal-align="justify" draw:textarea-vertical-align="middle" draw:auto-grow-height="false" fo:min-height="1.048cm" fo:min-width="8.112cm" draw:shadow="visible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1.601cm" fo:min-width="5.613cm" draw:shadow="visible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1.601cm" fo:min-width="5.613cm" draw:shadow="visible"/>
    </style:style>
    <style:style style:name="gr17" style:family="graphic" style:parent-style-name="standard">
      <style:graphic-properties draw:fill-color="#ccffff" draw:textarea-horizontal-align="justify" draw:textarea-vertical-align="middle" draw:auto-grow-height="false" fo:min-height="1.601cm" fo:min-width="5.613cm" draw:shadow="visible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1.601cm" fo:min-width="5.889cm" draw:shadow="visible"/>
    </style:style>
    <style:style style:name="gr19" style:family="graphic" style:parent-style-name="standard">
      <style:graphic-properties draw:fill-color="#ffccff" draw:textarea-horizontal-align="justify" draw:textarea-vertical-align="middle" draw:auto-grow-height="false" fo:min-height="2.158cm" fo:min-width="8.76cm" draw:shadow="visible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1.601cm" fo:min-width="4.317cm" draw:shadow="visible"/>
    </style:style>
    <style:style style:name="gr21" style:family="graphic" style:parent-style-name="standard">
      <style:graphic-properties draw:fill-color="#ccffcc" draw:textarea-horizontal-align="justify" draw:textarea-vertical-align="middle" draw:auto-grow-height="false" fo:min-height="1.601cm" fo:min-width="3.946cm" draw:shadow="visible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1.601cm" fo:min-width="3.946cm" draw:shadow="visible"/>
    </style:style>
    <style:style style:name="gr23" style:family="graphic" style:parent-style-name="standard">
      <style:graphic-properties draw:stroke="dash" draw:stroke-dash="Dashed_20__28_var_29_" draw:fill-color="#ffffcc" draw:textarea-horizontal-align="justify" draw:textarea-vertical-align="middle" draw:auto-grow-height="false" fo:min-height="1.601cm" fo:min-width="3.946cm" draw:shadow="visible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601cm" fo:min-width="9.224cm" draw:shadow="visible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1.601cm" fo:min-width="9.5cm" draw:shadow="visible"/>
    </style:style>
    <style:style style:name="gr26" style:family="graphic" style:parent-style-name="standard">
      <style:graphic-properties draw:fill-color="#ff99cc" draw:textarea-horizontal-align="justify" draw:textarea-vertical-align="middle" draw:auto-grow-height="false" fo:min-height="3.084cm" fo:min-width="6.538cm" draw:shadow="visible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1.601cm" fo:min-width="5.798cm" draw:shadow="visible"/>
    </style:style>
    <style:style style:name="gr28" style:family="graphic" style:parent-style-name="standard">
      <style:graphic-properties draw:fill-color="#ccffff" draw:textarea-horizontal-align="justify" draw:textarea-vertical-align="middle" draw:auto-grow-height="false" fo:min-height="1.048cm" fo:min-width="5.426cm" draw:shadow="visible"/>
    </style:style>
    <style:style style:name="gr29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12.9cm" fo:min-width="12.65cm" fo:wrap-option="no-wrap"/>
    </style:style>
    <style:style style:name="gr30" style:family="graphic" style:parent-style-name="standard">
      <style:graphic-properties draw:fill-color="#999999" draw:textarea-horizontal-align="justify" draw:textarea-vertical-align="middle" draw:auto-grow-height="false" fo:min-height="1.602cm" fo:min-width="8.575cm" draw:shadow="visible"/>
    </style:style>
    <style:style style:name="gr31" style:family="graphic" style:parent-style-name="standard">
      <style:graphic-properties draw:fill-color="#999999" draw:textarea-horizontal-align="justify" draw:textarea-vertical-align="middle" draw:auto-grow-height="false" fo:min-height="1.601cm" fo:min-width="7.901cm" draw:shadow="visible"/>
    </style:style>
    <style:style style:name="gr32" style:family="graphic" style:parent-style-name="standard">
      <style:graphic-properties draw:fill-color="#999999" draw:textarea-horizontal-align="justify" draw:textarea-vertical-align="middle" draw:auto-grow-height="false" fo:min-height="1.601cm" fo:min-width="7.161cm" draw:shadow="visible"/>
    </style:style>
    <style:style style:name="gr33" style:family="graphic">
      <style:graphic-properties style:protect="size"/>
    </style:style>
    <style:style style:name="pr1" style:family="presentation" style:parent-style-name="Default-title">
      <style:graphic-properties fo:min-height="3.624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ccffcc"/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cc"/>
      <style:paragraph-properties fo:text-align="center"/>
      <style:text-properties fo:font-size="18pt"/>
    </style:style>
    <style:style style:name="P5" style:family="paragraph">
      <loext:graphic-properties draw:fill-color="#ffcccc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99c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cc99cc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cc99cc"/>
      <style:paragraph-properties fo:text-align="center"/>
      <style:text-properties fo:font-size="18pt"/>
    </style:style>
    <style:style style:name="P11" style:family="paragraph">
      <style:paragraph-properties>
        <style:tab-stops/>
      </style:paragraph-properties>
    </style:style>
    <style:style style:name="P12" style:family="paragraph">
      <loext:graphic-properties draw:fill-color="#ffffc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ccffc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cc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ffcc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cc99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>
        <style:tab-stops/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999999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0pt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9cm" svg:height="8.2cm" svg:x="6.5cm" svg:y="36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61.8cm" svg:height="26.8cm" svg:x="2.1cm" svg:y="7.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" draw:id="id1" draw:layer="layout" svg:width="7.6cm" svg:height="4.8cm" svg:x="26.101cm" svg:y="12.3cm">
          <text:p text:style-name="P3"><text:span text:style-name="T1">Data</text:span></text:p>
          <text:p text:style-name="P3"><text:span text:style-name="T2"/></text:p>
          <text:p text:style-name="P3"><text:span text:style-name="T3">single response variable y</text:span></text:p>
          <text:p text:style-name="P3"><text:span text:style-name="T3">multiple predictor variables</text:span></text:p>
          <text:p text:style-name="P3"><text:span text:style-name="T3">x1, x2, 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6.601cm" svg:height="1.999cm" svg:x="11.5cm" svg:y="13.701cm">
          <text:p text:style-name="P3"><text:span text:style-name="T3">response = quantitative:</text:span></text:p>
          <text:p text:style-name="P3"><text:span text:style-name="T4">regression proble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26.101cm" svg:y1="14.7cm" svg:x2="18.101cm" svg:y2="14.7cm" draw:start-shape="id1" draw:start-glue-point="5" draw:end-shape="id2" svg:d="M26101 14700h-8000" svg:viewBox="0 0 8001 1">
          <text:p/>
        </draw:connector>
        <draw:custom-shape draw:style-name="gr4" draw:text-style-name="P5" xml:id="id3" draw:id="id3" draw:layer="layout" svg:width="6.601cm" svg:height="1.999cm" svg:x="41.9cm" svg:y="13.701cm">
          <text:p text:style-name="P3"><text:span text:style-name="T3">response = qualitative:</text:span></text:p>
          <text:p text:style-name="P3"><text:span text:style-name="T4">classification proble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33.701cm" svg:y1="14.7cm" svg:x2="41.9cm" svg:y2="14.701cm" draw:start-shape="id1" draw:start-glue-point="7" draw:end-shape="id3" draw:end-glue-point="5" svg:d="M33701 14700l8199 1" svg:viewBox="0 0 8200 2">
          <text:p/>
        </draw:connector>
        <draw:custom-shape draw:style-name="gr6" draw:text-style-name="P7" xml:id="id4" draw:id="id4" draw:layer="layout" svg:width="6.601cm" svg:height="1.999cm" svg:x="11.5cm" svg:y="17cm">
          <text:p text:style-name="P3"><text:span text:style-name="T4">Linear regress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xml:id="id5" draw:id="id5" draw:layer="layout" svg:width="6.901cm" svg:height="2.199cm" svg:x="2.8cm" svg:y="20.601cm">
          <text:p text:style-name="P8"><text:span text:style-name="T5">simple linear regression</text:span></text:p>
          <text:p text:style-name="P8"><text:span text:style-name="T3">y </text:span><text:span text:style-name="T6">≈ β0 + β1 * x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9" xml:id="id7" draw:id="id7" draw:layer="layout" svg:width="8.3cm" svg:height="2.149cm" svg:x="18.5cm" svg:y="20.651cm">
          <text:p text:style-name="P8"><text:span text:style-name="T4">polynomial linear regression</text:span></text:p>
          <text:p text:style-name="P8"><text:span text:style-name="T3">y </text:span><text:span text:style-name="T6">≈ β0 + β1 * x1 + β2 * (x2)² + 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9" xml:id="id6" draw:id="id6" draw:layer="layout" svg:width="8.101cm" svg:height="2.199cm" svg:x="10cm" svg:y="20.601cm">
          <text:p text:style-name="P8"><text:span text:style-name="T4">multiple linear regression</text:span></text:p>
          <text:p text:style-name="P8"><text:span text:style-name="T3">y </text:span><text:span text:style-name="T6">≈ β0 + β1 * x1 + β2 * x2 + 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9" xml:id="id9" draw:id="id9" draw:layer="layout" svg:width="6.601cm" svg:height="1.4cm" svg:x="10.997cm" svg:y="27.8cm">
          <text:p text:style-name="P8"><text:span text:style-name="T4">subset sele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9" xml:id="id8" draw:id="id8" draw:layer="layout" svg:width="6.601cm" svg:height="1.8cm" svg:x="10.997cm" svg:y="24.8cm">
          <text:p text:style-name="P8"><text:span text:style-name="T4">subset selection and</text:span></text:p>
          <text:p text:style-name="P8"><text:span text:style-name="T4">shrinking of 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14.801cm" svg:y1="18.999cm" svg:x2="6.251cm" svg:y2="20.601cm" draw:start-shape="id4" draw:start-glue-point="6" draw:end-shape="id5" draw:end-glue-point="4" svg:d="M14801 18999l-8550 1602" svg:viewBox="0 0 8551 1603">
          <text:p/>
        </draw:connector>
        <draw:connector draw:style-name="gr5" draw:text-style-name="P6" draw:layer="layout" draw:type="line" svg:x1="14.801cm" svg:y1="18.999cm" svg:x2="14.051cm" svg:y2="20.601cm" draw:start-shape="id4" draw:start-glue-point="6" draw:end-shape="id6" draw:end-glue-point="4" svg:d="M14801 18999l-750 1602" svg:viewBox="0 0 751 1603">
          <text:p/>
        </draw:connector>
        <draw:connector draw:style-name="gr5" draw:text-style-name="P6" draw:layer="layout" draw:type="line" svg:x1="14.801cm" svg:y1="18.999cm" svg:x2="22.65cm" svg:y2="20.651cm" draw:start-shape="id4" draw:start-glue-point="6" draw:end-shape="id7" draw:end-glue-point="4" svg:d="M14801 18999l7849 1652" svg:viewBox="0 0 7850 1653">
          <text:p/>
        </draw:connector>
        <draw:connector draw:style-name="gr5" draw:text-style-name="P6" draw:layer="layout" draw:type="line" svg:x1="14.051cm" svg:y1="22.8cm" svg:x2="14.298cm" svg:y2="24.8cm" draw:start-shape="id6" draw:start-glue-point="6" draw:end-shape="id8" draw:end-glue-point="4" svg:d="M14051 22800l247 2000" svg:viewBox="0 0 248 2001">
          <text:p/>
        </draw:connector>
        <draw:custom-shape draw:style-name="gr10" draw:text-style-name="P9" xml:id="id10" draw:id="id10" draw:layer="layout" svg:width="6.601cm" svg:height="1.4cm" svg:x="10.997cm" svg:y="29.6cm">
          <text:p text:style-name="P8"><text:span text:style-name="T4">Ridge regress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0" xml:id="id11" draw:id="id11" draw:layer="layout" svg:width="7.004cm" svg:height="2.2cm" svg:x="10.996cm" svg:y="31.4cm">
          <text:p text:style-name="P3"><text:span text:style-name="T4">LASSO</text:span></text:p>
          <text:p text:style-name="P3"><text:span text:style-name="T4">least absolute shrinkage</text:span></text:p>
          <text:p text:style-name="P3"><text:span text:style-name="T4">and selection opera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3" draw:layer="layout" svg:x1="14.298cm" svg:y1="26.6cm" svg:x2="10.997cm" svg:y2="28.5cm" draw:start-shape="id8" draw:start-glue-point="6" draw:end-shape="id9" draw:end-glue-point="5" svg:d="M14298 26600v651h-3803v1249h502" svg:viewBox="0 0 3804 1901">
          <text:p/>
        </draw:connector>
        <draw:connector draw:style-name="gr13" draw:text-style-name="P3" draw:layer="layout" svg:x1="10.997cm" svg:y1="28.5cm" svg:x2="10.997cm" svg:y2="30.3cm" draw:start-shape="id9" draw:start-glue-point="5" draw:end-shape="id10" draw:end-glue-point="5" svg:d="M10997 28500h-502v1800h502" svg:viewBox="0 0 503 1801">
          <text:p/>
        </draw:connector>
        <draw:connector draw:style-name="gr13" draw:text-style-name="P3" draw:layer="layout" svg:x1="10.997cm" svg:y1="30.3cm" svg:x2="10.996cm" svg:y2="32.5cm" draw:start-shape="id10" draw:start-glue-point="5" draw:end-shape="id11" draw:end-glue-point="5" svg:d="M10997 30300h-502v2200h501" svg:viewBox="0 0 503 2201">
          <text:p/>
        </draw:connector>
        <draw:connector draw:style-name="gr5" draw:text-style-name="P6" draw:layer="layout" draw:type="line" svg:x1="22.65cm" svg:y1="22.8cm" svg:x2="14.298cm" svg:y2="24.8cm" draw:start-shape="id7" draw:start-glue-point="6" draw:end-shape="id8" draw:end-glue-point="4" svg:d="M22650 22800l-8352 2000" svg:viewBox="0 0 8353 2001">
          <text:p/>
        </draw:connector>
        <draw:custom-shape draw:style-name="gr14" draw:text-style-name="P9" xml:id="id13" draw:id="id13" draw:layer="layout" svg:width="9.3cm" svg:height="1.4cm" svg:x="18.9cm" svg:y="27.9cm">
          <text:p text:style-name="P8"><text:span text:style-name="T4">Principal component regress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9" xml:id="id12" draw:id="id12" draw:layer="layout" svg:width="6.601cm" svg:height="1.8cm" svg:x="18.9cm" svg:y="24.9cm">
          <text:p text:style-name="P8"><text:span text:style-name="T4">Dimension redu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9" xml:id="id14" draw:id="id14" draw:layer="layout" svg:width="9.3cm" svg:height="1.4cm" svg:x="18.9cm" svg:y="29.7cm">
          <text:p text:style-name="P8"><text:span text:style-name="T4">Partial least squares regress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3" draw:layer="layout" svg:x1="22.201cm" svg:y1="26.7cm" svg:x2="18.9cm" svg:y2="28.6cm" draw:start-shape="id12" draw:start-glue-point="6" draw:end-shape="id13" draw:end-glue-point="5" svg:d="M22201 26700v651h-3802v1249h501" svg:viewBox="0 0 3803 1901">
          <text:p/>
        </draw:connector>
        <draw:connector draw:style-name="gr13" draw:text-style-name="P3" draw:layer="layout" svg:x1="18.9cm" svg:y1="28.6cm" svg:x2="18.9cm" svg:y2="30.4cm" draw:start-shape="id13" draw:start-glue-point="5" draw:end-shape="id14" draw:end-glue-point="5" svg:d="M18900 28600h-501v1800h501" svg:viewBox="0 0 502 1801">
          <text:p/>
        </draw:connector>
        <draw:connector draw:style-name="gr5" draw:text-style-name="P6" draw:layer="layout" draw:type="line" svg:x1="22.65cm" svg:y1="22.8cm" svg:x2="22.201cm" svg:y2="24.9cm" draw:start-shape="id7" draw:start-glue-point="6" draw:end-shape="id12" draw:end-glue-point="4" svg:d="M22650 22800l-449 2100" svg:viewBox="0 0 450 2101">
          <text:p/>
        </draw:connector>
        <draw:connector draw:style-name="gr5" draw:text-style-name="P6" draw:layer="layout" draw:type="line" svg:x1="14.051cm" svg:y1="22.8cm" svg:x2="22.201cm" svg:y2="24.9cm" draw:start-shape="id6" draw:start-glue-point="6" draw:end-shape="id12" draw:end-glue-point="4" svg:d="M14051 22800l8150 2100" svg:viewBox="0 0 8151 2101">
          <text:p/>
        </draw:connector>
        <draw:frame presentation:style-name="pr1" draw:text-style-name="P11" draw:layer="layout" svg:width="26.8cm" svg:height="4.641cm" svg:x="20.3cm" svg:y="1.669cm" presentation:class="title" presentation:user-transformed="true">
          <draw:text-box>
            <text:p text:style-name="P11"><text:span text:style-name="T7">Overview of statistical learning methods</text:span><text:span text:style-name="T7"><text:line-break/></text:span><text:span text:style-name="T8"> </text:span><text:span text:style-name="T9"><text:line-break/></text:span><text:span text:style-name="T10">Based on the Book „An Introduction to Statistical Learning with Applications in R“ from Gareth James, Daniela Witten, Trevor Hastie, Robert Tibshirani</text:span><text:span text:style-name="T11"><text:line-break/></text:span><text:span text:style-name="T12"> </text:span><text:span text:style-name="T11"><text:line-break/></text:span><text:span text:style-name="T12">(not exhaustive: splines, step functions, GAM are omitted)</text:span></text:p>
          </draw:text-box>
        </draw:frame>
        <draw:custom-shape draw:style-name="gr15" draw:text-style-name="P12" xml:id="id17" draw:id="id17" draw:layer="layout" svg:width="6.601cm" svg:height="1.999cm" svg:x="2.7cm" svg:y="13.701cm">
          <text:p text:style-name="P3"><text:span text:style-name="T4">Support vector</text:span></text:p>
          <text:p text:style-name="P3"><text:span text:style-name="T4">regress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3" xml:id="id16" draw:id="id16" draw:layer="layout" svg:width="6.601cm" svg:height="1.999cm" svg:x="7.701cm" svg:y="10.301cm">
          <text:p text:style-name="P3"><text:span text:style-name="T4">Decision tre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4" xml:id="id15" draw:id="id15" draw:layer="layout" svg:width="6.601cm" svg:height="1.999cm" svg:x="15.3cm" svg:y="10.3cm">
          <text:p text:style-name="P3"><text:span text:style-name="T4">K-nearest neighbors</text:span></text:p>
          <text:p text:style-name="P3"><text:span text:style-name="T4">(KNN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14.801cm" svg:y1="15.7cm" svg:x2="14.801cm" svg:y2="17cm" draw:start-shape="id2" draw:start-glue-point="6" draw:end-shape="id4" draw:end-glue-point="4" svg:d="M14801 15700v1300" svg:viewBox="0 0 1 1301">
          <text:p/>
        </draw:connector>
        <draw:connector draw:style-name="gr5" draw:text-style-name="P6" draw:layer="layout" draw:type="line" svg:x1="18.601cm" svg:y1="12.299cm" svg:x2="14.801cm" svg:y2="13.701cm" draw:start-shape="id15" draw:start-glue-point="6" draw:end-shape="id2" draw:end-glue-point="4" svg:d="M18601 12299l-3800 1402" svg:viewBox="0 0 3801 1403">
          <text:p/>
        </draw:connector>
        <draw:connector draw:style-name="gr5" draw:text-style-name="P6" draw:layer="layout" draw:type="line" svg:x1="11.002cm" svg:y1="12.3cm" svg:x2="14.801cm" svg:y2="13.701cm" draw:start-shape="id16" draw:start-glue-point="6" draw:end-shape="id2" draw:end-glue-point="4" svg:d="M11002 12300l3799 1401" svg:viewBox="0 0 3800 1402">
          <text:p/>
        </draw:connector>
        <draw:connector draw:style-name="gr5" draw:text-style-name="P6" draw:layer="layout" draw:type="line" svg:x1="9.301cm" svg:y1="14.701cm" svg:x2="11.5cm" svg:y2="14.701cm" draw:start-shape="id17" draw:start-glue-point="7" draw:end-shape="id2" draw:end-glue-point="5" svg:d="M9301 14701h2199" svg:viewBox="0 0 2200 1">
          <text:p/>
        </draw:connector>
        <draw:custom-shape draw:style-name="gr18" draw:text-style-name="P5" xml:id="id18" draw:id="id18" draw:layer="layout" svg:width="6.899cm" svg:height="1.999cm" svg:x="38.101cm" svg:y="19.3cm">
          <text:p text:style-name="P3"><text:span text:style-name="T4">Two response variab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0" draw:id="id20" draw:layer="layout" svg:width="6.601cm" svg:height="1.999cm" svg:x="45.501cm" svg:y="19.301cm">
          <text:p text:style-name="P3"><text:span text:style-name="T4">More than two</text:span></text:p>
          <text:p text:style-name="P3"><text:span text:style-name="T4">Response variab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9" draw:id="id19" draw:layer="layout" svg:width="6.601cm" svg:height="1.999cm" svg:x="29.5cm" svg:y="18.3cm">
          <text:p text:style-name="P3"><text:span text:style-name="T4">Linear regression</text:span></text:p>
          <text:p text:style-name="P3"><text:span text:style-name="T13">with 0 and 1 as</text:span></text:p>
          <text:p text:style-name="P3"><text:span text:style-name="T13">dummy variab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38.101cm" svg:y1="20.3cm" svg:x2="36.101cm" svg:y2="19.3cm" draw:start-shape="id18" draw:start-glue-point="5" draw:end-shape="id19" draw:end-glue-point="7" svg:d="M38101 20300l-2000-1000" svg:viewBox="0 0 2001 1001">
          <text:p/>
        </draw:connector>
        <draw:connector draw:style-name="gr5" draw:text-style-name="P6" draw:layer="layout" draw:type="line" svg:x1="45.201cm" svg:y1="15.7cm" svg:x2="41.55cm" svg:y2="19.3cm" draw:start-shape="id3" draw:start-glue-point="6" draw:end-shape="id18" draw:end-glue-point="4" svg:d="M45201 15700l-3651 3600" svg:viewBox="0 0 3652 3601">
          <text:p/>
        </draw:connector>
        <draw:connector draw:style-name="gr5" draw:text-style-name="P6" draw:layer="layout" draw:type="line" svg:x1="45.201cm" svg:y1="15.7cm" svg:x2="48.802cm" svg:y2="19.301cm" draw:start-shape="id3" draw:start-glue-point="6" draw:end-shape="id20" draw:end-glue-point="4" svg:d="M45201 15700l3601 3601" svg:viewBox="0 0 3602 3602">
          <text:p/>
        </draw:connector>
        <draw:custom-shape draw:style-name="gr19" draw:text-style-name="P15" xml:id="id21" draw:id="id21" draw:layer="layout" svg:width="10cm" svg:height="2.6cm" svg:x="27.2cm" svg:y="20.6cm">
          <text:p text:style-name="P3"><text:span text:style-name="T4">Logistic <text:s/>regression</text:span></text:p>
          <text:p text:style-name="P3"><text:span text:style-name="T13">for example with Maximum Likelihood</text:span></text:p>
          <text:p text:style-name="P3"><text:span text:style-name="T13">Estimation (MLE) of coefficien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38.101cm" svg:y1="20.3cm" svg:x2="37.2cm" svg:y2="21.9cm" draw:start-shape="id18" draw:start-glue-point="5" draw:end-shape="id21" svg:d="M38101 20300l-901 1600" svg:viewBox="0 0 902 1601">
          <text:p/>
        </draw:connector>
        <draw:custom-shape draw:style-name="gr16" draw:text-style-name="P13" xml:id="id22" draw:id="id22" draw:layer="layout" svg:width="6.601cm" svg:height="1.999cm" svg:x="39.701cm" svg:y="23.6cm">
          <text:p text:style-name="P3"><text:span text:style-name="T4">Decision tre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3" xml:id="id23" draw:id="id23" draw:layer="layout" svg:width="5.201cm" svg:height="1.999cm" svg:x="37.501cm" svg:y="26.301cm">
          <text:p text:style-name="P3"><text:span text:style-name="T4">baggin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3" xml:id="id24" draw:id="id24" draw:layer="layout" svg:width="4.8cm" svg:height="1.999cm" svg:x="43.501cm" svg:y="26.301cm">
          <text:p text:style-name="P3"><text:span text:style-name="T4">boostin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3" xml:id="id25" draw:id="id25" draw:layer="layout" svg:width="5.201cm" svg:height="1.999cm" svg:x="37.501cm" svg:y="28.801cm">
          <text:p text:style-name="P3"><text:span text:style-name="T4">random fore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43.002cm" svg:y1="25.599cm" svg:x2="40.102cm" svg:y2="26.301cm" draw:start-shape="id22" draw:start-glue-point="6" draw:end-shape="id23" draw:end-glue-point="4" svg:d="M43002 25599l-2900 702" svg:viewBox="0 0 2901 703">
          <text:p/>
        </draw:connector>
        <draw:connector draw:style-name="gr5" draw:text-style-name="P6" draw:layer="layout" draw:type="line" svg:x1="43.002cm" svg:y1="25.599cm" svg:x2="45.901cm" svg:y2="26.301cm" draw:start-shape="id22" draw:start-glue-point="6" draw:end-shape="id24" draw:end-glue-point="4" svg:d="M43002 25599l2899 702" svg:viewBox="0 0 2900 703">
          <text:p/>
        </draw:connector>
        <draw:connector draw:style-name="gr5" draw:text-style-name="P6" draw:layer="layout" draw:type="line" svg:x1="40.102cm" svg:y1="28.3cm" svg:x2="40.102cm" svg:y2="28.801cm" draw:start-shape="id23" draw:start-glue-point="6" draw:end-shape="id25" draw:end-glue-point="4" svg:d="M40102 28300v501" svg:viewBox="0 0 1 502">
          <text:p/>
        </draw:connector>
        <draw:connector draw:style-name="gr5" draw:text-style-name="P6" draw:layer="layout" draw:type="line" svg:x1="41.55cm" svg:y1="21.299cm" svg:x2="43.002cm" svg:y2="23.6cm" draw:start-shape="id18" draw:start-glue-point="6" draw:end-shape="id22" draw:end-glue-point="4" svg:d="M41550 21299l1452 2301" svg:viewBox="0 0 1453 2302">
          <text:p/>
        </draw:connector>
        <draw:connector draw:style-name="gr5" draw:text-style-name="P6" draw:layer="layout" draw:type="line" svg:x1="48.802cm" svg:y1="21.3cm" svg:x2="43.002cm" svg:y2="23.6cm" draw:start-shape="id20" draw:start-glue-point="6" draw:end-shape="id22" draw:end-glue-point="4" svg:d="M48802 21300l-5800 2300" svg:viewBox="0 0 5801 2301">
          <text:p/>
        </draw:connector>
        <draw:custom-shape draw:style-name="gr22" draw:text-style-name="P12" xml:id="id26" draw:id="id26" draw:layer="layout" svg:width="4.8cm" svg:height="1.999cm" svg:x="31.801cm" svg:y="24.8cm">
          <text:p text:style-name="P3"><text:span text:style-name="T4">Maximal margin</text:span></text:p>
          <text:p text:style-name="P3"><text:span text:style-name="T4">classifi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27" draw:id="id27" draw:layer="layout" svg:width="4.8cm" svg:height="1.999cm" svg:x="31.801cm" svg:y="27.2cm">
          <text:p text:style-name="P3"><text:span text:style-name="T4">Support vector</text:span></text:p>
          <text:p text:style-name="P3"><text:span text:style-name="T4">classifi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28" draw:id="id28" draw:layer="layout" svg:width="4.8cm" svg:height="1.999cm" svg:x="31.801cm" svg:y="29.699cm">
          <text:p text:style-name="P3"><text:span text:style-name="T4">Support vector</text:span></text:p>
          <text:p text:style-name="P3"><text:span text:style-name="T4">machin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34.201cm" svg:y1="26.799cm" svg:x2="34.201cm" svg:y2="27.2cm" draw:start-shape="id26" draw:start-glue-point="6" draw:end-shape="id27" draw:end-glue-point="4" svg:d="M34201 26799v401" svg:viewBox="0 0 1 402">
          <text:p/>
        </draw:connector>
        <draw:connector draw:style-name="gr5" draw:text-style-name="P6" draw:layer="layout" draw:type="line" svg:x1="34.201cm" svg:y1="29.199cm" svg:x2="34.201cm" svg:y2="29.699cm" draw:start-shape="id27" draw:start-glue-point="6" draw:end-shape="id28" draw:end-glue-point="4" svg:d="M34201 29199v500" svg:viewBox="0 0 1 501">
          <text:p/>
        </draw:connector>
        <draw:custom-shape draw:style-name="gr23" draw:text-style-name="P12" xml:id="id29" draw:id="id29" draw:layer="layout" svg:width="4.8cm" svg:height="1.999cm" svg:x="49.802cm" svg:y="23.702cm">
          <text:p text:style-name="P3"><text:span text:style-name="T4">Support vector</text:span></text:p>
          <text:p text:style-name="P3"><text:span text:style-name="T4">machin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30" draw:id="id30" draw:layer="layout" svg:width="4.8cm" svg:height="1.999cm" svg:x="49.902cm" svg:y="26.901cm">
          <text:p text:style-name="P3"><text:span text:style-name="T4">One-versus-One</text:span></text:p>
          <text:p text:style-name="P3"><text:span text:style-name="T4">classific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31" draw:id="id31" draw:layer="layout" svg:width="4.8cm" svg:height="1.999cm" svg:x="49.902cm" svg:y="29.301cm">
          <text:p text:style-name="P3"><text:span text:style-name="T4">One-versus-All</text:span></text:p>
          <text:p text:style-name="P3"><text:span text:style-name="T4">classific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41.55cm" svg:y1="21.299cm" svg:x2="34.201cm" svg:y2="24.8cm" draw:start-shape="id18" draw:start-glue-point="6" draw:end-shape="id26" draw:end-glue-point="4" svg:d="M41550 21299l-7349 3501" svg:viewBox="0 0 7350 3502">
          <text:p/>
        </draw:connector>
        <draw:connector draw:style-name="gr13" draw:text-style-name="P3" draw:layer="layout" svg:x1="52.202cm" svg:y1="25.701cm" svg:x2="49.902cm" svg:y2="27.901cm" draw:start-shape="id29" draw:start-glue-point="6" draw:end-shape="id30" draw:end-glue-point="5" svg:d="M52202 25701v650h-2801v1550h501" svg:viewBox="0 0 2802 2201">
          <text:p/>
        </draw:connector>
        <draw:connector draw:style-name="gr13" draw:text-style-name="P3" draw:layer="layout" svg:x1="49.902cm" svg:y1="27.901cm" svg:x2="49.902cm" svg:y2="30.301cm" draw:start-shape="id30" draw:start-glue-point="5" draw:end-shape="id31" draw:end-glue-point="5" svg:d="M49902 27901h-501v2400h501" svg:viewBox="0 0 502 2401">
          <text:p/>
        </draw:connector>
        <draw:connector draw:style-name="gr5" draw:text-style-name="P6" draw:layer="layout" draw:type="line" svg:x1="48.802cm" svg:y1="21.3cm" svg:x2="52.202cm" svg:y2="23.702cm" draw:start-shape="id20" draw:start-glue-point="6" draw:end-shape="id29" draw:end-glue-point="4" svg:d="M48802 21300l3400 2402" svg:viewBox="0 0 3401 2403">
          <text:p/>
        </draw:connector>
        <draw:custom-shape draw:style-name="gr24" draw:text-style-name="P16" xml:id="id32" draw:id="id32" draw:layer="layout" svg:width="10.5cm" svg:height="1.999cm" svg:x="53cm" svg:y="18.102cm">
          <text:p text:style-name="P3"><text:span text:style-name="T4">Linear Discriminant Analysis (LDA)</text:span></text:p>
          <text:p text:style-name="P3"><text:span text:style-name="T13">Using Bayes‘s Theorem for classific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6" xml:id="id41" draw:id="id41" draw:layer="layout" svg:width="10.8cm" svg:height="1.999cm" svg:x="52.8cm" svg:y="20.701cm">
          <text:p text:style-name="P3"><text:span text:style-name="T4">Quadratic Discriminant Analysis (QDA)</text:span></text:p>
          <text:p text:style-name="P3"><text:span text:style-name="T13">Using Bayes‘s Theorem for classific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52.102cm" svg:y1="20.301cm" svg:x2="53cm" svg:y2="19.102cm" draw:start-shape="id20" draw:start-glue-point="7" draw:end-shape="id32" draw:end-glue-point="5" svg:d="M52102 20301l898-1199" svg:viewBox="0 0 899 1200">
          <text:p/>
        </draw:connector>
        <draw:frame presentation:style-name="pr2" draw:text-style-name="P17" draw:layer="layout" svg:width="9.6cm" svg:height="2.6cm" svg:x="28cm" svg:y="7.4cm" presentation:class="title" presentation:user-transformed="true">
          <draw:text-box>
            <text:p text:style-name="P17"><text:span text:style-name="T14">Supervised learning</text:span></text:p>
          </draw:text-box>
        </draw:frame>
        <draw:custom-shape draw:style-name="gr26" draw:text-style-name="P4" xml:id="id33" draw:id="id33" draw:layer="layout" svg:width="7.6cm" svg:height="3.6cm" svg:x="17.2cm" svg:y="40cm">
          <text:p text:style-name="P3"><text:span text:style-name="T1">Data</text:span></text:p>
          <text:p text:style-name="P3"><text:span text:style-name="T2"/></text:p>
          <text:p text:style-name="P3"><text:span text:style-name="T3">NO response variable y</text:span></text:p>
          <text:p text:style-name="P3"><text:span text:style-name="T3">multiple predictor variables</text:span></text:p>
          <text:p text:style-name="P3"><text:span text:style-name="T3">x1, x2, ..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2" xml:id="id34" draw:id="id34" draw:layer="layout" svg:width="6.8cm" svg:height="1.999cm" svg:x="7.8cm" svg:y="40.8cm">
          <text:p text:style-name="P3"><text:span text:style-name="T4">Principal Component</text:span></text:p>
          <text:p text:style-name="P3"><text:span text:style-name="T4">Analysis (PCA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4" xml:id="id35" draw:id="id35" draw:layer="layout" svg:width="6.4cm" svg:height="1.4cm" svg:x="27.3cm" svg:y="40.3cm">
          <text:p text:style-name="P3"><text:span text:style-name="T4">K-Means Clusterin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4" xml:id="id36" draw:id="id36" draw:layer="layout" svg:width="6.4cm" svg:height="1.4cm" svg:x="27.3cm" svg:y="42.2cm">
          <text:p text:style-name="P3"><text:span text:style-name="T4">Hierarchical Clusterin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17.2cm" svg:y1="41.8cm" svg:x2="14.6cm" svg:y2="41.8cm" draw:start-shape="id33" draw:start-glue-point="5" draw:end-shape="id34" draw:end-glue-point="7" svg:d="M17200 41800h-2600" svg:viewBox="0 0 2601 1">
          <text:p/>
        </draw:connector>
        <draw:connector draw:style-name="gr5" draw:text-style-name="P6" draw:layer="layout" draw:type="line" svg:x1="24.8cm" svg:y1="41.8cm" svg:x2="27.3cm" svg:y2="41cm" draw:start-shape="id33" draw:start-glue-point="7" draw:end-shape="id35" draw:end-glue-point="5" svg:d="M24800 41800l2500-800" svg:viewBox="0 0 2501 801">
          <text:p/>
        </draw:connector>
        <draw:connector draw:style-name="gr5" draw:text-style-name="P6" draw:layer="layout" draw:type="line" svg:x1="27.3cm" svg:y1="42.9cm" svg:x2="24.8cm" svg:y2="41.8cm" draw:start-shape="id36" draw:start-glue-point="5" draw:end-shape="id33" draw:end-glue-point="7" svg:d="M27300 42900l-2500-1100" svg:viewBox="0 0 2501 1101">
          <text:p/>
        </draw:connector>
        <draw:frame presentation:style-name="pr2" draw:text-style-name="P17" draw:layer="layout" svg:width="10.5cm" svg:height="2.6cm" svg:x="16cm" svg:y="37cm" presentation:class="title" presentation:user-transformed="true">
          <draw:text-box>
            <text:p text:style-name="P17"><text:span text:style-name="T14">Unsupervised learning</text:span></text:p>
          </draw:text-box>
        </draw:frame>
        <draw:custom-shape draw:style-name="gr29" draw:text-style-name="P2" draw:layer="layout" svg:width="14.2cm" svg:height="14.2cm" svg:x="41.5cm" svg:y="34.1cm">
          <text:p/>
          <draw:enhanced-geometry svg:viewBox="0 0 21600 21600" draw:text-areas="800 800 20800 20800" draw:type="round-rectangular-callout" draw:modifiers="2911.23160340821 -3407.08400816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8" xml:id="id37" draw:id="id37" draw:layer="layout" svg:width="9.8cm" svg:height="2cm" svg:x="43.6cm" svg:y="35.9cm">
          <text:p text:style-name="P3"><text:span text:style-name="T4">Validation of approach</text:span></text:p>
          <text:p text:style-name="P3"><text:span text:style-name="T4">with resampl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8" xml:id="id38" draw:id="id38" draw:layer="layout" svg:width="9.073cm" svg:height="1.999cm" svg:x="44.527cm" svg:y="39.251cm">
          <text:p text:style-name="P3"><text:span text:style-name="T4">Leave-One-Out Cross-Valid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8" xml:id="id39" draw:id="id39" draw:layer="layout" svg:width="8.273cm" svg:height="1.999cm" svg:x="44.527cm" svg:y="41.951cm">
          <text:p text:style-name="P3"><text:span text:style-name="T4">K-Fold Cross-Valid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8" xml:id="id40" draw:id="id40" draw:layer="layout" svg:width="8.273cm" svg:height="1.999cm" svg:x="44.527cm" svg:y="44.501cm">
          <text:p text:style-name="P3"><text:span text:style-name="T4">Bootstr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3" draw:layer="layout" svg:x1="48.5cm" svg:y1="37.9cm" svg:x2="44.527cm" svg:y2="40.251cm" draw:start-shape="id37" draw:start-glue-point="6" draw:end-shape="id38" draw:end-glue-point="5" svg:d="M48500 37900v726h-4475v1625h502" svg:viewBox="0 0 4476 2352">
          <text:p/>
        </draw:connector>
        <draw:connector draw:style-name="gr13" draw:text-style-name="P3" draw:layer="layout" svg:x1="44.527cm" svg:y1="42.951cm" svg:x2="44.527cm" svg:y2="40.251cm" draw:start-shape="id39" draw:start-glue-point="5" draw:end-shape="id38" draw:end-glue-point="5" svg:d="M44527 42951h-502v-2700h502" svg:viewBox="0 0 503 2701">
          <text:p/>
        </draw:connector>
        <draw:connector draw:style-name="gr13" draw:text-style-name="P3" draw:layer="layout" svg:x1="44.527cm" svg:y1="45.501cm" svg:x2="44.527cm" svg:y2="42.951cm" draw:start-shape="id40" draw:start-glue-point="5" draw:end-shape="id39" draw:end-glue-point="5" svg:d="M44527 45501h-502v-2550h502" svg:viewBox="0 0 503 2551">
          <text:p/>
        </draw:connector>
        <draw:connector draw:style-name="gr5" draw:text-style-name="P6" draw:layer="layout" draw:type="line" svg:x1="58.25cm" svg:y1="20.101cm" svg:x2="58.2cm" svg:y2="20.701cm" draw:start-shape="id32" draw:start-glue-point="6" draw:end-shape="id41" draw:end-glue-point="4" svg:d="M58250 20101l-50 600" svg:viewBox="0 0 51 601">
          <text:p/>
        </draw:connector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1cm" draw:shadow-offset-y="0.1cm" draw:shadow-color="#333333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27cm" fo:page-width="66cm" fo:page-height="5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817cm" svg:x="1cm" svg:y="2.864cm"/>
      <draw:page-thumbnail draw:layer="backgroundobjects" svg:width="8.999cm" svg:height="6.817cm" svg:x="1cm" svg:y="11.44cm"/>
      <draw:page-thumbnail draw:layer="backgroundobjects" svg:width="8.999cm" svg:height="6.817cm" svg:x="1cm" svg:y="20.016cm"/>
      <draw:page-thumbnail draw:layer="backgroundobjects" svg:width="8.999cm" svg:height="6.817cm" svg:x="11cm" svg:y="2.864cm"/>
      <draw:page-thumbnail draw:layer="backgroundobjects" svg:width="8.999cm" svg:height="6.817cm" svg:x="11cm" svg:y="11.44cm"/>
      <draw:page-thumbnail draw:layer="backgroundobjects" svg:width="8.999cm" svg:height="6.817cm" svg:x="11cm" svg:y="20.016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5:23:36.664929480</meta:creation-date>
    <meta:editing-duration>PT2H11M8S</meta:editing-duration>
    <meta:editing-cycles>49</meta:editing-cycles>
    <meta:generator>LibreOffice/5.1.6.2$Linux_X86_64 LibreOffice_project/10m0$Build-2</meta:generator>
    <dc:date>2018-09-18T19:18:23.499697029</dc:date>
    <meta:document-statistic meta:object-count="111"/>
  </office:meta>
</office:document-meta>
</file>